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7800000189AB50F436ADB211E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1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075cm"/>
      <style:paragraph-properties style:writing-mode="lr-tb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0.15cm" fo:min-width="0.72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7.776cm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5.47cm" fo:min-width="3.42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0" style:family="graphic" style:parent-style-name="standard">
      <style:graphic-properties svg:stroke-width="0.106cm" svg:stroke-color="#158466" draw:marker-start-width="0.359cm" draw:marker-end-width="0.359cm" draw:fill="none" draw:textarea-horizontal-align="justify" draw:textarea-vertical-align="middle" draw:auto-grow-height="false" fo:min-height="0.65cm" fo:min-width="3cm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3.464cm"/>
      <style:paragraph-properties style:writing-mode="lr-tb"/>
    </style:style>
    <style:style style:name="gr13" style:family="graphic" style:parent-style-name="standard">
      <style:graphic-properties svg:stroke-width="0.106cm" svg:stroke-color="#158466" draw:marker-start-width="0.359cm" draw:marker-end-width="0.359cm" draw:fill="none" draw:textarea-horizontal-align="justify" draw:textarea-vertical-align="middle" draw:auto-grow-height="false" fo:min-height="0.544cm" fo:min-width="2.894cm" fo:padding-top="0.178cm" fo:padding-bottom="0.178cm" fo:padding-left="0.303cm" fo:padding-right="0.303cm"/>
    </style:style>
    <style:style style:name="gr14" style:family="graphic" style:parent-style-name="standard">
      <style:graphic-properties draw:stroke="none" draw:fill="none" fo:min-height="10.666cm"/>
      <style:paragraph-properties style:writing-mode="lr-tb"/>
    </style:style>
    <style:style style:name="gr15" style:family="graphic" style:parent-style-name="standard">
      <style:graphic-properties draw:stroke="none" draw:fill="none" fo:min-height="17.777cm"/>
      <style:paragraph-properties style:writing-mode="lr-tb"/>
    </style:style>
    <style:style style:name="gr16" style:family="graphic" style:parent-style-name="standard">
      <style:graphic-properties draw:stroke="none" draw:fill="none" fo:min-height="8.533cm"/>
      <style:paragraph-properties style:writing-mode="lr-tb"/>
    </style:style>
    <style:style style:name="gr17" style:family="graphic" style:parent-style-name="standard">
      <style:graphic-properties svg:stroke-width="0.081cm" svg:stroke-color="#000000" draw:marker-start-width="0.321cm" draw:marker-end-width="0.321cm" draw:fill="none" draw:fill-color="#e8f2a1" draw:textarea-horizontal-align="justify" draw:textarea-vertical-align="middle" draw:auto-grow-height="false" fo:min-height="5.47cm" fo:min-width="12.44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99cm" fo:min-width="7.24cm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99cm" fo:min-width="8.84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3.09cm" fo:min-width="3.42cm" fo:padding-top="0.165cm" fo:padding-bottom="0.165cm" fo:padding-left="0.29cm" fo:padding-right="0.29cm"/>
    </style:style>
    <style:style style:name="gr22" style:family="graphic" style:parent-style-name="standard">
      <style:graphic-properties draw:fill-color="#ffff00" draw:textarea-horizontal-align="justify" draw:textarea-vertical-align="middle" draw:auto-grow-height="false" fo:min-height="1.35cm" fo:min-width="1.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4cm"/>
      <style:paragraph-properties style:writing-mode="lr-tb"/>
    </style:style>
    <style:style style:name="gr24" style:family="graphic" style:parent-style-name="standard">
      <style:graphic-properties draw:fill-color="#f6f9d4" draw:textarea-horizontal-align="justify" draw:textarea-vertical-align="middle" draw:auto-grow-height="false" fo:min-height="1.35cm" fo:min-width="1.3cm"/>
    </style:style>
    <style:style style:name="gr25" style:family="graphic" style:parent-style-name="standard">
      <style:graphic-properties draw:fill-color="#dee6ef" draw:textarea-horizontal-align="justify" draw:textarea-vertical-align="middle" draw:auto-grow-height="false" fo:min-height="3.55cm" fo:min-width="1.3cm"/>
    </style:style>
    <style:style style:name="gr26" style:family="graphic" style:parent-style-name="standard">
      <style:graphic-properties draw:fill="solid" draw:fill-color="#0f6acc" draw:textarea-horizontal-align="justify" draw:textarea-vertical-align="middle" draw:auto-grow-height="false" fo:min-height="0.15cm" fo:min-width="0.725cm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81d41a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 draw:fill-color="#e8f2a1"/>
      <style:paragraph-properties fo:text-align="center"/>
    </style:style>
    <style:style style:name="P9" style:family="paragraph">
      <loext:graphic-properties draw:fill-color="#ffff00"/>
      <style:paragraph-properties fo:text-align="center"/>
    </style:style>
    <style:style style:name="P10" style:family="paragraph">
      <loext:graphic-properties draw:fill-color="#f6f9d4"/>
      <style:paragraph-properties fo:text-align="center"/>
    </style:style>
    <style:style style:name="P11" style:family="paragraph">
      <loext:graphic-properties draw:fill-color="#dee6ef"/>
      <style:paragraph-properties fo:text-align="center"/>
    </style:style>
    <style:style style:name="P12" style:family="paragraph">
      <loext:graphic-properties draw:fill="solid" draw:fill-color="#0f6acc"/>
      <style:paragraph-properties fo:text-align="center"/>
    </style:style>
    <style:style style:name="P13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language="es" fo:country="E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Procesamiento de la informacion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4cm" svg:height="7.426cm" svg:x="1.4cm" svg:y="1.374cm">
          <draw:text-box>
            <text:p>Las computadoras,</text:p>
            <text:p>procesan <text:span text:style-name="T3">informacion</text:span> para resolver problemas.</text:p>
            <text:p/>
            <text:p>Es decir,</text:p>
            <text:p>parten de un conjunto de datos conocidos.</text:p>
            <text:p>Y sobre estos datos realizan operaciones para obtener nueva informacion que se incluira en el conjunto de datos conocidos.</text:p>
            <text:p/>
            <text:p>normalmente resolver un problema podria requerir mas de un paso de calculo.</text:p>
          </draw:text-box>
        </draw:frame>
        <draw:frame draw:style-name="gr3" draw:text-style-name="P3" draw:layer="layout" svg:width="18.4cm" svg:height="11.627cm" svg:x="1.4cm" svg:y="9.574cm">
          <draw:text-box>
            <text:p>Por ejemplo, </text:p>
            <text:p>si queremos sumar una lista de varios numeros,</text:p>
            <text:p><text:s/></text:p>
            <text:p>el conjunto de datos iniciales sera la lista de numeros que queremos sumar,</text:p>
            <text:p/>
            <text:p>El primer paso sera sumar el primer numero de la lista con el segundo, </text:p>
            <text:p>con esto habremos obtenido un nuevo dato, un resultado parcial,</text:p>
            <text:p/>
            <text:p>El siguiente paso sera sumar este resultado parcial con el siguiente numero de la lista.</text:p>
            <text:p/>
            <text:p>Y repetiremos este procedimiento con todos los numeros de la lista para obtener el resultado final.</text:p>
          </draw:text-box>
        </draw:frame>
        <draw:frame draw:style-name="gr2" draw:text-style-name="P3" draw:layer="layout" svg:width="18.4cm" svg:height="7.426cm" svg:x="1.4cm" svg:y="1.374cm">
          <draw:text-box>
            <text:p>Las computadoras,</text:p>
            <text:p>procesan <text:span text:style-name="T3">informacion</text:span> para resolver problemas.</text:p>
            <text:p/>
            <text:p>Es decir,</text:p>
            <text:p>parten de un conjunto de datos conocidos.</text:p>
            <text:p>Y sobre estos datos realizan operaciones para obtener nueva informacion que se incluira en el conjunto de datos conocidos.</text:p>
            <text:p/>
            <text:p>normalmente resolver un problema podria requerir mas de un paso de calculo.</text:p>
          </draw:text-box>
        </draw:frame>
        <draw:frame draw:style-name="gr4" draw:text-style-name="P3" draw:layer="layout" svg:width="1.6cm" svg:height="7.325cm" svg:x="1.4cm" svg:y="21.375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3" draw:layer="layout" svg:width="1.6cm" svg:height="7.325cm" svg:x="5.6cm" svg:y="21.376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3.8cm" svg:y="2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9.7cm" svg:y="21.377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7.9cm" svg:y="23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3.7cm" svg:y="21.377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11.9cm" svg:y="24.4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7.7cm" svg:y="21.377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4" draw:layer="layout" svg:width="1.4cm" svg:height="0.8cm" svg:x="15.9cm" svg:y="25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6" draw:text-style-name="P3" draw:layer="layout" svg:width="18.4cm" svg:height="18.026cm" svg:x="1.4cm" svg:y="1.374cm">
          <draw:text-box>
            <text:p>Esto describe el procedimiento que utilizaremos para resolver problemas matemáticos en general.</text:p>
            <text:p/>
            <text:p>Utiliza 2 recursos.</text:p>
            <text:p>- Los datos </text:p>
            <text:p>- y el mecanismo que realiza operaciones sobre los datos.</text:p>
            <text:p/>
            <text:p>Ahora nos proponemos construir una maquina que resuelva problemas de este tipo automáticamente</text:p>
            <text:p/>
            <text:p>De modo que necesitaremos estos 2 recursos básicos</text:p>
            <text:p>La maquina deberá </text:p>
            <text:p>almacenar información para leerla cada vez que sea necesario.</text:p>
            <text:p>Y tambien debera </text:p>
            <text:p>ser capaz de procesarla adecuadamente.</text:p>
            <text:p/>
            <text:p>Por lo tanto, </text:p>
            <text:p>Debe disponer de </text:p>
            <text:p>‘un soporte de memoria’, </text:p>
            <text:p>adonde almacenaremos la informacion.</text:p>
            <text:p>Y debe disponer de </text:p>
            <text:p>un mecanismo que aplique sobre los datos las operaciones necesarias.</text:p>
            <text:p/>
            <text:p/>
          </draw:text-box>
        </draw:frame>
        <draw:custom-shape draw:style-name="gr7" draw:text-style-name="P6" draw:layer="layout" svg:width="4cm" svg:height="5.8cm" svg:x="3.8cm" svg:y="19.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75cm" svg:height="1.673cm" svg:x="4.4cm" svg:y="20.6cm">
          <draw:text-box>
            <text:p>Datos</text:p>
            <text:p>iniciales</text:p>
          </draw:text-box>
        </draw:frame>
        <draw:custom-shape draw:style-name="gr7" draw:text-style-name="P6" draw:layer="layout" svg:width="4cm" svg:height="5.8cm" svg:x="13.8cm" svg:y="19.8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4cm" svg:height="2.384cm" svg:x="13.8cm" svg:y="20.6cm">
          <draw:text-box>
            <text:p>Datos</text:p>
            <text:p>modificados</text:p>
          </draw:text-box>
        </draw:frame>
        <draw:custom-shape draw:style-name="gr10" draw:text-style-name="P6" draw:layer="layout" svg:width="4cm" svg:height="1.8cm" svg:x="8.8cm" svg:y="21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3.3cm" svg:height="1.673cm" svg:x="9.1cm" svg:y="22.201cm">
          <draw:text-box>
            <text:p>Procesa</text:p>
          </draw:text-box>
        </draw:frame>
        <draw:frame draw:style-name="gr11" draw:text-style-name="P3" draw:layer="layout" svg:width="4cm" svg:height="0.999cm" svg:x="4.1cm" svg:y="26.201cm">
          <draw:text-box>
            <text:p>(estado 1)</text:p>
          </draw:text-box>
        </draw:frame>
        <draw:frame draw:style-name="gr11" draw:text-style-name="P3" draw:layer="layout" svg:width="4cm" svg:height="0.999cm" svg:x="13.9cm" svg:y="26.202cm">
          <draw:text-box>
            <text:p>(estado 2)</text:p>
          </draw:text-box>
        </draw:frame>
        <draw:frame draw:style-name="gr11" draw:text-style-name="P3" draw:layer="layout" svg:width="4cm" svg:height="0.999cm" svg:x="9.2cm" svg:y="26.202cm">
          <draw:text-box>
            <text:p>(genera)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2" draw:text-style-name="P3" draw:layer="layout" svg:width="18.4cm" svg:height="23.714cm" svg:x="1.4cm" svg:y="1.375cm">
          <draw:text-box>
            <text:p>Estos 2 recursos,</text:p>
            <text:p>- el soporte de memoria que mantiene los datos,</text:p>
            <text:p>- y el mecanismo que procesa la información</text:p>
            <text:p>son 2 recursos que la vida utiliza.</text:p>
            <text:p/>
            <text:p/>
            <text:p/>
            <text:p>ADN y reproduccion.</text:p>
            <text:p/>
            <text:p/>
            <text:p>El ADN </text:p>
            <text:p>almacena la informacion necesaria para construir a un individuo.</text:p>
            <text:p>Es por lo tanto, un soporte de memoria que contiene datos.</text:p>
            <text:p>El ADN es capaz de almacenar una gran cantidad de informacion,</text:p>
            <text:p/>
            <text:p>En los siguientes experimentos, </text:p>
            <text:p>consideraremos la informacion contenida en el ADN como inmutable.</text:p>
            <text:p/>
            <text:p>Es decir, que no puede ser modificada.</text:p>
            <text:p>La informacion contenida en el ADN permanecera inalterable durante toda la vida del individuo.</text:p>
            <text:p/>
            <text:p>De modo que el individuo, siempre sera el mismo.</text:p>
            <text:p>Con las mismas huellas digitales, con las mismas caracteristicas que lo diferenciaran de otros individuos,</text:p>
            <text:p>durante toda su vida.</text:p>
            <text:p/>
            <text:p>La informacion contenida en el ADN de un individuo </text:p>
            <text:p>permanece constante dentro del individuo, </text:p>
            <text:p>pero se modifica en la reproduccion para generar al hij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custom-shape draw:style-name="gr7" draw:text-style-name="P6" draw:layer="layout" svg:width="4cm" svg:height="5.8cm" svg:x="3.78cm" svg:y="1.0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75cm" svg:height="1.673cm" svg:x="4.38cm" svg:y="1.88cm">
          <draw:text-box>
            <text:p>Datos</text:p>
            <text:p>padre</text:p>
          </draw:text-box>
        </draw:frame>
        <draw:custom-shape draw:style-name="gr7" draw:text-style-name="P6" draw:layer="layout" svg:width="4cm" svg:height="5.8cm" svg:x="13.78cm" svg:y="1.08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4cm" svg:height="2.384cm" svg:x="13.78cm" svg:y="1.88cm">
          <draw:text-box>
            <text:p>Datos</text:p>
            <text:p>hijo</text:p>
          </draw:text-box>
        </draw:frame>
        <draw:custom-shape draw:style-name="gr13" draw:text-style-name="P6" draw:layer="layout" svg:width="4cm" svg:height="1.8cm" svg:x="8.78cm" svg:y="3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4.7cm" svg:height="1.673cm" svg:x="8.68cm" svg:y="3.481cm">
          <draw:text-box>
            <text:p>Re produce</text:p>
            <text:p/>
          </draw:text-box>
        </draw:frame>
        <draw:frame draw:style-name="gr11" draw:text-style-name="P3" draw:layer="layout" svg:width="4cm" svg:height="0.999cm" svg:x="4.08cm" svg:y="7.481cm">
          <draw:text-box>
            <text:p>(individuo 1)</text:p>
          </draw:text-box>
        </draw:frame>
        <draw:frame draw:style-name="gr11" draw:text-style-name="P3" draw:layer="layout" svg:width="4cm" svg:height="0.999cm" svg:x="13.88cm" svg:y="7.482cm">
          <draw:text-box>
            <text:p>(individuo 2)</text:p>
          </draw:text-box>
        </draw:frame>
        <draw:frame draw:style-name="gr11" draw:text-style-name="P3" draw:layer="layout" svg:width="4cm" svg:height="0.999cm" svg:x="9.18cm" svg:y="7.482cm">
          <draw:text-box>
            <text:p>(genera)</text:p>
          </draw:text-box>
        </draw:frame>
        <draw:frame draw:style-name="gr14" draw:text-style-name="P7" draw:layer="layout" svg:width="18.78cm" svg:height="10.916cm" svg:x="1.02cm" svg:y="10.927cm">
          <draw:text-box>
            <text:p/>
            <text:p>Cuando el individuo se reproduce, </text:p>
            <text:p>sus hijos no seran copias exactas del padre.</text:p>
            <text:p/>
            <text:p>Seran muy parecidos pero no iguales.</text:p>
            <text:p>No existen 2 individuos iguales.</text:p>
            <text:p/>
            <text:p>En la reproduccion </text:p>
            <text:p>la informacion contenida en el padre ha sido modificada </text:p>
            <text:p>para crear al hijo.</text:p>
            <text:p/>
            <text:p>El hijo es una nueva version del padre.</text:p>
            <text:p/>
            <text:p>La reproduccion sera el mecanismo que utilizaremos para procesar la informacion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5" draw:text-style-name="P7" draw:layer="layout" svg:width="18.595cm" svg:height="18.027cm" svg:x="1.205cm" svg:y="1.01cm">
          <draw:text-box>
            <text:p>la funcion de Un individuo, en este modelo,</text:p>
            <text:p>es la de mantener un conjunto de datos.</text:p>
            <text:p/>
            <text:p>Podemos pensar en un individuo como en un CD en el que han sido grabados datos y que no puede ser modificado.</text:p>
            <text:p>Pero,</text:p>
            <text:p>Podemos leer la informacion contenida, procesarla y grabar el resultado del proceso en un nuevo CD, el hijo.</text:p>
            <text:p/>
            <text:p>En este modelo, si consideramos que la informacion se procesa durante la reproduccion, </text:p>
            <text:p>este sera un paso unico, simple, en el proceso.</text:p>
            <text:p/>
            <text:p/>
            <text:p>he comentado que, en general, la resolucion de un problema requerira de una serie de pasos.</text:p>
            <text:p>Normalmente, mas de uno.</text:p>
            <text:p/>
            <text:p>De modo que,</text:p>
            <text:p>el padre no encontrara la solucion al problema, </text:p>
            <text:p>ni tampoco el hijo.</text:p>
            <text:p>sera el trabajo de toda la familia, o de toda la especie.</text:p>
            <text:p/>
            <text:p>el proceso de resolucion del problema avanzara paso a paso,</text:p>
            <text:p>generacion tras generacion.</text:p>
          </draw:text-box>
        </draw:frame>
        <draw:frame draw:style-name="gr11" draw:text-style-name="P3" draw:layer="layout" svg:width="4cm" svg:height="0.999cm" svg:x="0.78cm" svg:y="27.682cm">
          <draw:text-box>
            <text:p>(padre)</text:p>
          </draw:text-box>
        </draw:frame>
        <draw:frame draw:style-name="gr4" draw:text-style-name="P3" draw:layer="layout" svg:width="1.6cm" svg:height="7.325cm" svg:x="1.4cm" svg:y="21.376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3" draw:layer="layout" svg:width="1.6cm" svg:height="7.325cm" svg:x="5.6cm" svg:y="21.377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3.8cm" svg:y="22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9.7cm" svg:y="21.378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7.9cm" svg:y="23.7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3.7cm" svg:y="21.378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11.9cm" svg:y="24.4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7.7cm" svg:y="21.378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4" draw:layer="layout" svg:width="1.4cm" svg:height="0.8cm" svg:x="15.9cm" svg:y="25.9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3" draw:layer="layout" svg:width="4cm" svg:height="0.999cm" svg:x="5.38cm" svg:y="27.683cm">
          <draw:text-box>
            <text:p>(hijo)</text:p>
          </draw:text-box>
        </draw:frame>
        <draw:frame draw:style-name="gr11" draw:text-style-name="P3" draw:layer="layout" svg:width="4cm" svg:height="0.999cm" svg:x="9.28cm" svg:y="27.683cm">
          <draw:text-box>
            <text:p>(nieto)</text:p>
          </draw:text-box>
        </draw:frame>
        <draw:frame draw:style-name="gr11" draw:text-style-name="P3" draw:layer="layout" svg:width="4cm" svg:height="0.999cm" svg:x="12.88cm" svg:y="27.683cm">
          <draw:text-box>
            <text:p>(bisnieto)</text:p>
          </draw:text-box>
        </draw:frame>
        <draw:frame draw:style-name="gr11" draw:text-style-name="P3" draw:layer="layout" svg:width="4cm" svg:height="0.999cm" svg:x="0.78cm" svg:y="27.683cm">
          <draw:text-box>
            <text:p>(padre)</text:p>
          </draw:text-box>
        </draw:frame>
        <draw:frame draw:style-name="gr11" draw:text-style-name="P3" draw:layer="layout" svg:width="4cm" svg:height="0.999cm" svg:x="16.28cm" svg:y="27.683cm">
          <draw:text-box>
            <text:p>(tataranieto)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16" draw:text-style-name="P7" draw:layer="layout" svg:width="19.145cm" svg:height="8.783cm" svg:x="0.855cm" svg:y="0.989cm">
          <draw:text-box>
            <text:p>En resumen,</text:p>
            <text:p/>
            <text:p>crearemos un computar basado en criaturas vivientes.</text:p>
            <text:p>en donde, </text:p>
            <text:p>un individuo representa el estado del calculo en un instante del tiempo,</text:p>
            <text:p>y en donde,</text:p>
            <text:p>la memoria que almacena los datos que queremos procesar sera el ADN del individuo,</text:p>
            <text:p>y la informacion sera procesada durante el proceso de reproduccion,</text:p>
            <text:p>el mecanismo de reproduccion sera el procesador.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custom-shape draw:style-name="gr17" draw:text-style-name="P8" draw:layer="layout" svg:width="13.02cm" svg:height="5.8cm" svg:x="3.78cm" svg:y="3.7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7.82cm" svg:height="1.32cm" svg:x="6.38cm" svg:y="4.48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5.82cm" svg:height="0.962cm" svg:x="8.68cm" svg:y="4.68cm">
          <draw:text-box>
            <text:p>Data Set</text:p>
          </draw:text-box>
        </draw:frame>
        <draw:custom-shape draw:style-name="gr20" draw:text-style-name="P6" draw:layer="layout" svg:width="9.42cm" svg:height="2.32cm" svg:x="5.58cm" svg:y="6.4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8.92cm" svg:height="1.673cm" svg:x="5.98cm" svg:y="7.08cm">
          <draw:text-box>
            <text:p>Offspring Generation Method</text:p>
          </draw:text-box>
        </draw:frame>
        <draw:custom-shape draw:style-name="gr21" draw:text-style-name="P6" draw:layer="layout" svg:width="4cm" svg:height="3.42cm" svg:x="3.78cm" svg:y="22.8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75cm" svg:height="1.673cm" svg:x="4.38cm" svg:y="23.68cm">
          <draw:text-box>
            <text:p>Initial Data</text:p>
          </draw:text-box>
        </draw:frame>
        <draw:frame draw:style-name="gr9" draw:text-style-name="P3" draw:layer="layout" svg:width="4cm" svg:height="2.384cm" svg:x="13.78cm" svg:y="23.68cm">
          <draw:text-box>
            <text:p>Data Modified</text:p>
          </draw:text-box>
        </draw:frame>
        <draw:custom-shape draw:style-name="gr13" draw:text-style-name="P6" draw:layer="layout" svg:width="4cm" svg:height="1.8cm" svg:x="8.78cm" svg:y="23.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3.3cm" svg:height="1.673cm" svg:x="9.08cm" svg:y="24.281cm">
          <draw:text-box>
            <text:p>Process</text:p>
          </draw:text-box>
        </draw:frame>
        <draw:frame draw:style-name="gr11" draw:text-style-name="P3" draw:layer="layout" svg:width="4cm" svg:height="0.999cm" svg:x="4.08cm" svg:y="26.481cm">
          <draw:text-box>
            <text:p>(state 1)</text:p>
          </draw:text-box>
        </draw:frame>
        <draw:frame draw:style-name="gr11" draw:text-style-name="P3" draw:layer="layout" svg:width="4cm" svg:height="0.999cm" svg:x="13.88cm" svg:y="26.482cm">
          <draw:text-box>
            <text:p>(state 2)</text:p>
          </draw:text-box>
        </draw:frame>
        <draw:frame draw:style-name="gr11" draw:text-style-name="P3" draw:layer="layout" svg:width="4cm" svg:height="0.999cm" svg:x="9.18cm" svg:y="26.482cm">
          <draw:text-box>
            <text:p>(generation)</text:p>
          </draw:text-box>
        </draw:frame>
        <draw:custom-shape draw:style-name="gr21" draw:text-style-name="P6" draw:layer="layout" svg:width="4cm" svg:height="3.42cm" svg:x="13.78cm" svg:y="22.8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75cm" svg:height="1.673cm" svg:x="4.36cm" svg:y="13.66cm">
          <draw:text-box>
            <text:p>Father</text:p>
          </draw:text-box>
        </draw:frame>
        <draw:frame draw:style-name="gr9" draw:text-style-name="P3" draw:layer="layout" svg:width="4cm" svg:height="2.384cm" svg:x="13.76cm" svg:y="13.66cm">
          <draw:text-box>
            <text:p>Son</text:p>
          </draw:text-box>
        </draw:frame>
        <draw:frame draw:style-name="gr8" draw:text-style-name="P3" draw:layer="layout" svg:width="4.74cm" svg:height="1.673cm" svg:x="4.06cm" svg:y="16.861cm">
          <draw:text-box>
            <text:p>(individual 1)</text:p>
          </draw:text-box>
        </draw:frame>
        <draw:custom-shape draw:style-name="gr21" draw:text-style-name="P6" draw:layer="layout" svg:width="4cm" svg:height="3.42cm" svg:x="3.78cm" svg:y="12.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4cm" svg:height="3.42cm" svg:x="13.58cm" svg:y="12.8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4cm" svg:height="1.8cm" svg:x="8.754cm" svg:y="13.9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3.3cm" svg:height="1.673cm" svg:x="9.054cm" svg:y="14.355cm">
          <draw:text-box>
            <text:p>Process</text:p>
          </draw:text-box>
        </draw:frame>
        <draw:frame draw:style-name="gr11" draw:text-style-name="P3" draw:layer="layout" svg:width="4cm" svg:height="0.999cm" svg:x="8.754cm" svg:y="16.456cm">
          <draw:text-box>
            <text:p>(generation)</text:p>
          </draw:text-box>
        </draw:frame>
        <draw:frame draw:style-name="gr8" draw:text-style-name="P3" draw:layer="layout" svg:width="4.74cm" svg:height="1.673cm" svg:x="13.46cm" svg:y="16.862cm">
          <draw:text-box>
            <text:p>(individual 2)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11" draw:text-style-name="P3" draw:layer="layout" svg:width="4cm" svg:height="0.999cm" svg:x="1.28cm" svg:y="23.883cm">
          <draw:text-box>
            <text:p>(father)</text:p>
          </draw:text-box>
        </draw:frame>
        <draw:frame draw:style-name="gr4" draw:text-style-name="P3" draw:layer="layout" svg:width="1.6cm" svg:height="7.325cm" svg:x="1.4cm" svg:y="17.777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3" draw:layer="layout" svg:width="1.6cm" svg:height="7.325cm" svg:x="5.6cm" svg:y="17.778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3.8cm" svg:y="19.2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9.7cm" svg:y="17.779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7.9cm" svg:y="20.1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3.7cm" svg:y="17.779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11.9cm" svg:y="20.8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7.7cm" svg:y="17.779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4" draw:layer="layout" svg:width="1.4cm" svg:height="0.8cm" svg:x="15.9cm" svg:y="22.3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3" draw:layer="layout" svg:width="4cm" svg:height="0.999cm" svg:x="5.38cm" svg:y="23.884cm">
          <draw:text-box>
            <text:p>(son)</text:p>
          </draw:text-box>
        </draw:frame>
        <draw:frame draw:style-name="gr11" draw:text-style-name="P3" draw:layer="layout" svg:width="4cm" svg:height="0.999cm" svg:x="7.98cm" svg:y="23.884cm">
          <draw:text-box>
            <text:p>(grandson)</text:p>
          </draw:text-box>
        </draw:frame>
        <draw:frame draw:style-name="gr8" draw:text-style-name="P3" draw:layer="layout" svg:width="5.58cm" svg:height="1.673cm" svg:x="11.3cm" svg:y="24.284cm">
          <draw:text-box>
            <text:p>(great-grandson)</text:p>
          </draw:text-box>
        </draw:frame>
        <draw:frame draw:style-name="gr8" draw:text-style-name="P3" draw:layer="layout" svg:width="7.28cm" svg:height="1.673cm" svg:x="13.3cm" svg:y="25.184cm">
          <draw:text-box>
            <text:p>(great great grandson)</text:p>
          </draw:text-box>
        </draw:frame>
        <draw:frame draw:style-name="gr4" draw:text-style-name="P3" draw:layer="layout" svg:width="1.6cm" svg:height="7.325cm" svg:x="1.4cm" svg:y="4.877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3" draw:layer="layout" svg:width="1.6cm" svg:height="7.325cm" svg:x="5.6cm" svg:y="4.878cm">
          <draw:text-box>
            <text:p/>
            <text:p><text:s text:c="3"/></text:p>
            <text:p><text:s text:c="3"/>4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3.8cm" svg:y="6.302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9.7cm" svg:y="4.879cm">
          <draw:text-box>
            <text:p/>
            <text:p><text:s text:c="3"/></text:p>
            <text:p/>
            <text:p><text:s text:c="3"/>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7.9cm" svg:y="7.203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3.7cm" svg:y="4.879cm">
          <draw:text-box>
            <text:p/>
            <text:p><text:s text:c="3"/></text:p>
            <text:p/>
            <text:p/>
            <text:p><text:s text:c="3"/>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11.9cm" svg:y="7.903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7.7cm" svg:y="4.879cm">
          <draw:text-box>
            <text:p/>
            <text:p><text:s text:c="3"/></text:p>
            <text:p/>
            <text:p/>
            <text:p><text:s/></text:p>
            <text:p><text:s text:c="3"/>1 -----</text:p>
            <text:p><text:s/>?? </text:p>
          </draw:text-box>
        </draw:frame>
        <draw:custom-shape draw:style-name="gr5" draw:text-style-name="P4" draw:layer="layout" svg:width="1.4cm" svg:height="0.8cm" svg:x="15.9cm" svg:y="9.403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9" draw:layer="layout" svg:width="1.8cm" svg:height="1.6cm" svg:x="2.6cm" svg:y="4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3.1cm" svg:y="3.977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2.6cm" svg:y="4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3.1cm" svg:y="3.978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6.9cm" svg:y="4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7.4cm" svg:y="3.978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6.9cm" svg:y="4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7.4cm" svg:y="3.979cm">
          <draw:text-box>
            <text:p/>
            <text:p><text:s text:c="3"/>5 </text:p>
          </draw:text-box>
        </draw:frame>
        <draw:custom-shape draw:style-name="gr22" draw:text-style-name="P9" draw:layer="layout" svg:width="1.8cm" svg:height="1.6cm" svg:x="10.9cm" svg:y="4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1.4cm" svg:y="3.978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10.9cm" svg:y="4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1.4cm" svg:y="3.979cm">
          <draw:text-box>
            <text:p/>
            <text:p><text:s text:c="3"/>9 </text:p>
          </draw:text-box>
        </draw:frame>
        <draw:custom-shape draw:style-name="gr22" draw:text-style-name="P9" draw:layer="layout" svg:width="1.8cm" svg:height="1.6cm" svg:x="14.9cm" svg:y="4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5.4cm" svg:y="3.978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14.9cm" svg:y="4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5.4cm" svg:y="3.979cm">
          <draw:text-box>
            <text:p/>
            <text:p><text:s text:c="2"/>12 </text:p>
          </draw:text-box>
        </draw:frame>
        <draw:custom-shape draw:style-name="gr22" draw:text-style-name="P9" draw:layer="layout" svg:width="1.8cm" svg:height="1.6cm" svg:x="18.8cm" svg:y="4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9.3cm" svg:y="3.978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18.8cm" svg:y="4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9.3cm" svg:y="3.979cm">
          <draw:text-box>
            <text:p/>
            <text:p><text:s text:c="2"/>14 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custom-shape draw:style-name="gr22" draw:text-style-name="P9" draw:layer="layout" svg:width="1.8cm" svg:height="1.6cm" svg:x="6.2cm" svg:y="19.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1.8cm" svg:height="1.6cm" svg:x="3.6cm" svg:y="24.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1.8cm" svg:height="3.8cm" svg:x="3.6cm" svg:y="19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6cm" svg:height="7.325cm" svg:x="4cm" svg:y="19.276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23" draw:text-style-name="P3" draw:layer="layout" svg:width="1.6cm" svg:height="1.824cm" svg:x="6.7cm" svg:y="19.276cm">
          <draw:text-box>
            <text:p/>
            <text:p><text:s text:c="3"/>0 </text:p>
          </draw:text-box>
        </draw:frame>
        <draw:frame draw:style-name="gr19" draw:text-style-name="P3" draw:layer="layout" svg:width="6.22cm" svg:height="0.962cm" svg:x="10.38cm" svg:y="20.184cm">
          <draw:text-box>
            <text:p>Resultado parcial</text:p>
          </draw:text-box>
        </draw:frame>
        <draw:frame draw:style-name="gr19" draw:text-style-name="P3" draw:layer="layout" svg:width="6.22cm" svg:height="0.962cm" svg:x="8.48cm" svg:y="24.684cm">
          <draw:text-box>
            <text:p>Resultado total</text:p>
          </draw:text-box>
        </draw:frame>
        <draw:custom-shape draw:style-name="gr26" draw:text-style-name="P12" draw:layer="layout" svg:width="1.4cm" svg:height="0.8cm" draw:transform="rotate (3.12693188787304) translate (7.496cm 25.50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2" draw:layer="layout" svg:width="1.4cm" svg:height="0.8cm" draw:transform="rotate (3.12693188787304) translate (10.098cm 21.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3" draw:layer="layout" svg:width="6.22cm" svg:height="0.962cm" svg:x="7.883cm" svg:y="22.084cm">
          <draw:text-box>
            <text:p>Listado de datos </text:p>
          </draw:text-box>
        </draw:frame>
        <draw:custom-shape draw:style-name="gr26" draw:text-style-name="P12" draw:layer="layout" svg:width="1.4cm" svg:height="0.8cm" draw:transform="rotate (3.12693188787304) translate (7.601cm 2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3" draw:layer="layout" svg:width="18.999cm" svg:height="5.332cm" svg:x="1.037cm" svg:y="5.837cm">
          <draw:image xlink:href="Pictures/100000010000057800000189AB50F436ADB211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3-09-17T20:52:30.798000000</dc:date>
    <meta:editing-duration>PT5H50M48S</meta:editing-duration>
    <meta:editing-cycles>72</meta:editing-cycles>
    <meta:generator>LibreOffice/7.3.5.2$Windows_X86_64 LibreOffice_project/184fe81b8c8c30d8b5082578aee2fed2ea847c01</meta:generator>
    <meta:document-statistic meta:object-count="170"/>
  </office:meta>
</office:document-meta>
</file>